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f65c0"/>
    </style:style>
    <style:style style:name="T2" style:family="text">
      <style:text-properties officeooo:rsid="0023f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u<text:span text:style-name="T1">lación</text:span> y cronología de <text:span text:style-name="T1">las modificaciones </text:span>en Git</text:p>
      <text:p text:style-name="Standard"/>
      <text:p text:style-name="Standard">Cómo deshacer algunas operaciones realizadas durante el control de versiones con Git, incluidas confirmaciones, cambios para operar en archivos y mover archivos modificados al área de escenario. Luego descubrimos los comandos básicos para ver el historial de confirmaciones.</text:p>
      <text:p text:style-name="Standard"/>
      <text:p text:style-name="Standard">Git no debe considerarse tanto una herramienta de desarrollo como una solución para gestionar las fases de desarrollo, por lo que poder gestionar las operaciones realizadas durante el versionado (y posiblemente cancelarlas) registrando los diferentes pasos cronológicamente puede resultar ser fundamental para la economía de un proyecto. Algunos de los comandos descritos en esta parte de la guía, en particular en lo que respecta a la cancelación, no son reversibles , por lo que se recomienda utilizarlos con el debido cuidado.</text:p>
      <text:p text:style-name="Standard"/>
      <text:p text:style-name="Standard">Cancelación de compromisos</text:p>
      <text:p text:style-name="Standard"/>
      <text:p text:style-name="Standard">El comando git commit ofrece una opción –amend que le permite resolver un problema bastante frecuente para quienes usan herramientas destinadas al control de versiones, de hecho, sucede con bastante frecuencia que se realiza una confirmación prematuramente, olvidando, por ejemplo, incluir un archivo en lugar de la actualización. del proyecto actual; del mismo modo el usuario podría haber lanzado el último commit asociándole un mensaje incorrecto.</text:p>
      <text:p text:style-name="Standard"/>
      <text:p text:style-name="Standard">Analizando las operaciones realizadas, se advierte en primer lugar que, al igual que en el caso de los commits de actualización del repositorio presentes en el directorio DVCS, aún cuando se utilice la opción –amend no será necesario pasar el nombre del archivo o archivos involucrados como parámetros para la educación; de hecho, un compromiso se refiere a todos los cambios realizados en un proyecto a partir de la instantánea anterior, por lo que también será para su cancelación.</text:p>
      <text:p text:style-name="Standard"/>
      <text:p text:style-name="Standard">Esta última observación es útil para comprender cómo la tarea de –amend es adoptar la información asignada en la etapa para la ejecución del compromiso, de hecho, en el caso de que no se hayan realizado cambios desde el último compromiso antes del comando de cancelación, el la instantánea generada será la misma con la excepción de la descripción asociada con la confirmación.</text:p>
      <text:p text:style-name="Standard"/>
      <text:p text:style-name="Standard">Finalmente, tenga en cuenta que iniciar git commit con la opción –amend conducirá automáticamente a la apertura del editor predeterminado asociado con su instalación de DVCS, lo que le permitirá llevar a cabo la intervención de corrección perdida antes de la última confirmación.</text:p>
      <text:p text:style-name="Standard"/>
      <text:p text:style-name="Standard"/>
      <text:p text:style-name="Standard">Deshacer confirmaciones y puesta en escena</text:p>
      <text:p text:style-name="Standard"/>
      <text:p text:style-name="Standard">Un caso particular en el uso de la opción se refiere a –amend la cancelación de una confirmación que se realizará cuando se olvide de almacenar en la preparación un archivo que debería haber estado involucrado en la confirmación en sí. En este sentido, el ejemplo que se muestra a través de las siguientes instrucciones se refiere a un compromiso al que le sigue la etapa de un nuevo archivo denominado LIST y la consecuente cancelación del compromiso.</text:p>
      <text:p text:style-name="Standard"/>
      <text:p text:style-name="Standard">$ git commit -m 'Things to Do Before You Die'</text:p>
      <text:p text:style-name="Standard">$ git add LIST</text:p>
      <text:p text:style-name="Standard">$ git commit - - amend</text:p>
      <text:p text:style-name="Standard"/>
      <text:p text:style-name="Standard">La solución propuesta le permitirá agregar cambios relacionados con un archivo a la confirmación cuando no esté preparada, esencialmente a través de ella se realizará una operación de sobrescritura ya que la segunda confirmación reemplazará a la primera.</text:p>
      <text:p text:style-name="Standard"><text:soft-page-break/></text:p>
      <text:p text:style-name="Standard"/>
      <text:p text:style-name="Standard">Deshacer cambios en un archivo</text:p>
      <text:p text:style-name="Standard"/>
      <text:p text:style-name="Standard">Dada la delicadeza del tema, es bueno recordar una regla general de versionado con Git: todo lo que se compromete es recuperable, los procedimientos necesarios pueden ser más o menos complejos según el caso pero estamos hablando de procesos reversibles, lo que en cambio no participa en el paso en el directorio DVCS no lo es, por lo que los comandos git checkoutdeben usarse con extremo cuidado.</text:p>
      <text:p text:style-name="Standard"/>
      <text:p text:style-name="Standard"/>
      <text:p text:style-name="Standard">Puesta en escena y estado de salida</text:p>
      <text:p text:style-name="Standard"/>
      <text:p text:style-name="Standard">En el caso específico de las operaciones de cancelación, la parte más interesante se refiere a la notificación de desmovilización :</text:p>
      <text:p text:style-name="Standard"/>
      <text:p text:style-name="Standard">Changes to be committed:</text:p>
      <text:p text:style-name="Standard"><text:s text:c="2"/>(use "git reset HEAD ‹file›..." to unstage)</text:p>
      <text:p text:style-name="Standard"/>
      <text:p text:style-name="Standard">Por lo tanto, para eliminar un archivo enviado al área de preparación, será necesario utilizar una instrucción basada en el comando git reset HEAD seguido del nombre del archivo que se va a desorganizar ; por lo tanto, en relación con el archivo TODO, el ingreso adeudado será el siguiente:</text:p>
      <text:p text:style-name="Standard"/>
      <text:p text:style-name="Standard">$ git reset HEAD TODO</text:p>
      <text:p text:style-name="Standard">Esta operación será confirmada por una salida que sólo atestiguará que la puesta en escena ha sido cancelada :</text:p>
      <text:p text:style-name="Standard"/>
      <text:p text:style-name="Standard">Unstaged changes after reset:</text:p>
      <text:p text:style-name="Standard">M <text:s text:c="6"/>TODO</text:p>
      <text:p text:style-name="Standard"/>
      <text:p text:style-name="Standard">Si bien se pondrá a disposición más información a través de una verificación del estado actual del proyecto.</text:p>
      <text:p text:style-name="Standard"/>
      <text:p text:style-name="Standard"/>
      <text:p text:style-name="Standard"/>
      <text:p text:style-name="Standard">Verifica el restablecimiento de la publicación de estado</text:p>
      <text:p text:style-name="Standard"/>
      <text:p text:style-name="Standard">El resultado obtenido será, por lo tanto, el de tener el archivo nuevamente en el directorio de trabajo únicamente, con los mismos cambios realizados antes del staging , de hecho, el desstaging no provocará ningún cambio en el contenido del archivo en cuestión.</text:p>
      <text:p text:style-name="Standard"/>
      <text:p text:style-name="Standard">El historial de compromisos</text:p>
      <text:p text:style-name="Standard"/>
      <text:p text:style-name="Standard">Entre los cambios en los archivos, los movimientos al escenario y el área de confirmación, puede olvidar algunas de las operaciones realizadas para la migración de proyectos desde el directorio de trabajo al directorio Git. En estos casos, el comando git log que le permite ver un historial completo de los compromisos realizados y ordenados a partir del más reciente podría ser de ayuda.</text:p>
      <text:p text:style-name="Standard"/>
      <text:p text:style-name="Standard"/>
      <text:p text:style-name="Standard">E<text:span text:style-name="T2">n</text:span> git log <text:span text:style-name="T2">es</text:span> posible pasar diferentes parámetros que permitirán hacer las salidas más precisas, algunas de estas opciones se propondrán en el transcurso de los próximos capítulos, pero el tema -p merece un informe inmediato, ya que le permite ver las diferencias entre los diferentes commits <text:soft-page-break/>realizados. -p puede ir seguido de un valor numérico entero, capaz de limitar el número de confirmaciones que se muestran, por ejemplo git log -p -3, mostrará solo las últimas 3 confirmaciones en la salida.</text:p>
      <text:p text:style-name="Standard"/>
      <text:p text:style-name="Standard"/>
      <text:p text:style-name="Standard"/>
      <text:p text:style-name="Standard">Limite la cantidad de confirmaciones que se muestran en el historial</text:p>
      <text:p text:style-name="Standard"/>
      <text:p text:style-name="Standard">Una vez producida la salida de, git log no será posible acceder a la línea de comando directamente, para ello deberá utilizar la combinación de teclas [ESC] + [:] + [q].</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7T10:03:49.460347197</meta:creation-date>
    <dc:date>2022-10-27T12:45:32.196779847</dc:date>
    <meta:editing-duration>PT2H42S</meta:editing-duration>
    <meta:editing-cycles>2</meta:editing-cycles>
    <meta:generator>LibreOffice/6.4.7.2$Linux_X86_64 LibreOffice_project/40$Build-2</meta:generator>
    <meta:document-statistic meta:table-count="0" meta:image-count="0" meta:object-count="0" meta:page-count="3" meta:paragraph-count="33" meta:word-count="975" meta:character-count="5997" meta:non-whitespace-character-count="5047"/>
  </office:meta>
</office:document-meta>
</file>